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Header">
      <style:paragraph-properties fo:text-align="end" style:justify-single-word="false"/>
      <style:text-properties officeooo:paragraph-rsid="001a9ae9"/>
    </style:style>
    <style:style style:name="P4" style:family="paragraph" style:parent-style-name="Header">
      <style:paragraph-properties fo:text-align="end" style:justify-single-word="false"/>
      <style:text-properties officeooo:rsid="001a9ae9" officeooo:paragraph-rsid="001a9ae9"/>
    </style:style>
    <style:style style:name="T1" style:family="text">
      <style:text-properties officeooo:rsid="001a9a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An Argument Against the Civil Rights Act of 1964</text:span></text:p>
      <text:p text:style-name="P2"/>
      <text:p text:style-name="P1"><text:tab/><text:span text:style-name="T1">The segregation of the races has been a long-standing custom of America, and I believe it should be here to stay. It provides a number of benefits and traditions to our American way, and it would be too much to ask the citizens of the US to give up their lifestyle simply because of some decision made by the Gover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9ae9" officeooo:paragraph-rsid="001a9ae9"/>
    </style:style>
    <style:style style:name="MP2" style:family="paragraph" style:parent-style-name="Header">
      <style:paragraph-properties fo:text-align="end" style:justify-single-word="false"/>
      <style:text-properties officeooo:paragraph-rsid="001a9ae9"/>
    </style:style>
    <style:style style:name="MT1" style:family="text">
      <style:text-properties officeooo:rsid="001a9ae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5/11/12</text:p>
        <text:p text:style-name="MP1">Mr. Weber</text:p>
        <text:p text:style-name="MP2"><text:span text:style-name="MT1">Social Studies 10 — Period 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4:04:01.865084831</meta:creation-date>
    <dc:date>2015-11-12T14:22:37.820939264</dc:date>
    <meta:editing-duration>PT3M11S</meta:editing-duration>
    <meta:editing-cycles>1</meta:editing-cycles>
    <meta:document-statistic meta:table-count="0" meta:image-count="0" meta:object-count="0" meta:page-count="1" meta:paragraph-count="6" meta:word-count="79" meta:character-count="435" meta:non-whitespace-character-count="358"/>
    <meta:generator>LibreOffice/4.3.3.2$Linux_X86_64 LibreOffice_project/430m0$Build-2</meta:generator>
  </office:meta>
</office:document-meta>
</file>